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323cm" fo:min-width="24.138cm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5.338cm" fo:min-width="6.993cm"/>
      <style:paragraph-properties style:writing-mode="lr-tb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 fo:min-height="5.211cm" fo:min-width="6.993cm"/>
      <style:paragraph-properties style:writing-mode="lr-tb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5.338cm" fo:min-width="7.247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5.211cm" fo:min-width="7.247cm"/>
      <style:paragraph-properties style:writing-mode="lr-tb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8.005cm" fo:min-width="7.12cm"/>
      <style:paragraph-properties style:writing-mode="lr-tb"/>
    </style:style>
    <style:style style:name="gr7" style:family="graphic" style:parent-style-name="standard">
      <style:graphic-properties draw:fill-color="#3465a4" draw:textarea-horizontal-align="justify" draw:textarea-vertical-align="middle" draw:auto-grow-height="false" fo:min-height="2.544cm" fo:min-width="7.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/>
    </style:style>
    <style:style style:name="P3" style:family="paragraph">
      <loext:graphic-properties draw:fill-color="#3465a4"/>
      <style:paragraph-properties fo:text-align="center" style:writing-mode="lr-tb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38cm" svg:height="12.573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93cm" svg:height="5.588cm" svg:x="2.143cm" svg:y="2.14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493cm" svg:height="5.461cm" svg:x="2.143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47cm" svg:height="5.588cm" svg:x="9.89cm" svg:y="2.14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747cm" svg:height="5.461cm" svg:x="9.89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62cm" svg:height="8.255cm" svg:x="17.891cm" svg:y="2.14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62cm" svg:height="2.794cm" svg:x="17.891cm" svg:y="10.652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19:16:37.759954892</meta:creation-date>
    <dc:date>2021-08-28T19:48:41.693600019</dc:date>
    <meta:editing-duration>PT16M9S</meta:editing-duration>
    <meta:editing-cycles>3</meta:editing-cycles>
    <meta:generator>LibreOffice/6.4.7.2$Linux_X86_64 LibreOffice_project/40$Build-2</meta:generator>
    <meta:document-statistic meta:object-count="7"/>
  </office:meta>
</office:document-meta>
</file>